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aaad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officeooo:rsid="001b2c69" officeooo:paragraph-rsid="001b2c69"/>
    </style:style>
    <style:style style:name="T1" style:family="text">
      <style:text-properties officeooo:rsid="001b2c69"/>
    </style:style>
    <style:style style:name="T2" style:family="text">
      <style:text-properties fo:color="#72bf44"/>
    </style:style>
    <style:style style:name="T3" style:family="text">
      <style:text-properties fo:color="#00aaad"/>
    </style:style>
    <style:style style:name="T4" style:family="text">
      <style:text-properties fo:color="#c0661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ector Eduardo Sánchez López <text:s text:c="23"/>FCA-361 <text:s text:c="25"/>Herramientas de código abierto</text:p>
      <text:p text:style-name="P2"/>
      <text:p text:style-name="P2"><text:span text:style-name="T1">Estructuras de Iteración, Repetición o </text:span>Bucles</text:p>
      <text:p text:style-name="Standard"/>
      <text:p text:style-name="P5"><text:span text:style-name="T1">1. Ciclo </text:span>while</text:p>
      <text:p text:style-name="P4"/>
      <text:p text:style-name="Standard">Se pueden hacer bucles ( bucle = algo que se repite) con la instrucción while:</text:p>
      <text:p text:style-name="Standard"/>
      <text:p text:style-name="P1"><text:span text:style-name="T2"># Loops</text:span> <text:s/></text:p>
      <text:p text:style-name="P1">var =<text:span text:style-name="T4"> 0</text:span> <text:s/></text:p>
      <text:p text:style-name="P1"><text:span text:style-name="T3">while</text:span> var &lt; <text:span text:style-name="T4">10 <text:s/></text:span></text:p>
      <text:p text:style-name="P1"><text:s text:c="2"/>puts var</text:p>
      <text:p text:style-name="P1"><text:s text:c="2"/>var += <text:span text:style-name="T4">1 <text:s/></text:span></text:p>
      <text:p text:style-name="P3">end</text:p>
      <text:p text:style-name="P1"/>
      <text:p text:style-name="P5"><text:span text:style-name="T1">2. Ciclo </text:span>times</text:p>
      <text:p text:style-name="Standard"/>
      <text:p text:style-name="Standard">Este es un ejemplo de cómo en Ruby es todo un objeto, inclusive los números. El método times necesita dos cosas:</text:p>
      <text:p text:style-name="Standard"/>
      <text:p text:style-name="Standard"><text:s text:c="4"/>un número entero, del cuál es el método</text:p>
      <text:p text:style-name="Standard"><text:s text:c="4"/>un bloque</text:p>
      <text:p text:style-name="Standard"/>
      <text:p text:style-name="Standard">Lo que hace times es iterar el bloque ese "número" de veces.</text:p>
      <text:p text:style-name="Standard"/>
      <text:p text:style-name="P1"><text:span text:style-name="T4">10</text:span>.times <text:span text:style-name="T3">do</text:span> |num|</text:p>
      <text:p text:style-name="P1"><text:s text:c="2"/>puts num</text:p>
      <text:p text:style-name="P3">end</text:p>
      <text:p text:style-name="Standard"/>
      <text:p text:style-name="Standard">Fijarse, que la variable num va de 0 a 9; por lo tanto, el bloque se itera 10 veces.</text:p>
      <text:p text:style-name="Standard"/>
      <text:p text:style-name="Standard"/>
      <text:p text:style-name="Standard"/>
      <text:p text:style-name="P6">Fuente de consulta: <text:a xlink:type="simple" xlink:href="http://rubytutorial.wikidot.com/bucles" text:style-name="Internet_20_link" text:visited-style-name="Visited_20_Internet_20_Link">http://rubytutorial.wikidot.com/bucles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23:35:39.471819248</meta:creation-date>
    <dc:date>2018-08-23T23:45:32.528610843</dc:date>
    <meta:editing-duration>PT10M14S</meta:editing-duration>
    <meta:editing-cycles>1</meta:editing-cycles>
    <meta:document-statistic meta:table-count="0" meta:image-count="0" meta:object-count="0" meta:page-count="1" meta:paragraph-count="20" meta:word-count="123" meta:character-count="725" meta:non-whitespace-character-count="552"/>
    <meta:generator>LibreOffice/6.0.3.2$Linux_X86_64 LibreOffice_project/00m0$Build-2</meta:generator>
  </office:meta>
</office:document-meta>
</file>